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SWorkerHelper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SWorkerHelper.AbstractJCSWork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SWorkerHelper.setFinished( boolean isFinis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